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Introducción al modelo lógico y al experimento</text:span></text:h>
      <text:p text:style-name="Text_20_body">Cuando afirmo que la vida es un sistema inteligente porque resuelve problemas lógicos, la idea suele resultar intuitiva. No necesitamos grandes explicaciones para reconocerlo: lo vemos en la manera en que los organismos se adaptan al entorno, en cómo gestionan sus recursos con una eficiencia sorprendente, en el equilibrio preciso de sus funciones y en la elegancia de sus soluciones. La inteligencia está ahí, desplegada en cada hoja, en cada célula, en cada ciclo vital. Incluso sin comprender sus mecanismos internos, todos intuimos que la vida <text:span text:style-name="Emphasis">sabe</text:span> lo que hace.</text:p>
      <text:p text:style-name="Text_20_body">Sin embargo, el propósito de este capítulo va más allá de esa intuición. No queremos simplemente aceptar que la vida es inteligente; queremos entender <text:span text:style-name="Strong_20_Emphasis">cómo</text:span> lo es. ¿Cómo consigue diseñar criaturas tan complejas? ¿Cómo logra resultados que, sin exagerar, pueden calificarse de perfectos? ¿Qué procesos permiten que una bacteria se vuelva resistente a un antibiótico? ¿Cómo aprende la vida, cómo almacena ese aprendizaje y cómo lo utiliza para superar obstáculos, resolver problemas y adaptarse a condiciones cambiantes?</text:p>
      <text:p text:style-name="Text_20_body">Durante siglos, la inteligencia fue considerada un atributo exclusivo del ser humano. Más tarde, la biología amplió el concepto a todos los cerebros: animales que perciben, deciden, recuerdan. Pero incluso esa ampliación se queda corta. Porque existe otro tipo de inteligencia, más profunda y más antigua, que no se manifiesta en pensamientos conscientes ni en decisiones deliberadas. Es la inteligencia que <text:span text:style-name="Strong_20_Emphasis">crea</text:span> los cerebros, la que diseña a las criaturas, la que dirige la evolución y sostiene la continuidad de la vida. Todas las demás inteligencias derivan de esta.</text:p>
      <text:p text:style-name="Text_20_body">Esta inteligencia fundamental no es un espíritu místico ni una fuerza sobrenatural. Surge de la materia orgánica, pero no es reducible a ella. Es una expresión lógica de su organización molecular. Es un proceso, un comportamiento, un modo de resolver problemas inscrito en la estructura misma de la vida.</text:p>
      <text:p text:style-name="Text_20_body">En este capítulo no nos conformaremos con aceptar esta idea como un dogma. Vamos a examinarla con detalle. Nuestro objetivo es mostrar, de forma práctica, cómo opera esta inteligencia. Para ello construiremos una simulación: un pequeño laboratorio conceptual donde podamos observar, paso a paso, cómo un sistema vivo —aunque sea un modelo simplificado— es capaz de resolver un problema lógico.</text:p>
      <text:p text:style-name="Text_20_body">Pero antes de simular nada, necesitamos definir con precisión el problema que la vida deberá resolver. Empezaremos por uno sencillo, casi elemental, que nos permita ver con claridad los mecanismos internos del modelo. A partir de ahí, podremos seguir el proceso, analizar sus componentes y comprender cómo, a partir de reglas simples, emerge un comportamiento que reconocemos como inteligencia.</text:p>
      <text:p text:style-name="Text_20_body">Este es el punto de partida. Ahora, definamos el probl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15T14:08:38.209000000</meta:creation-date>
    <dc:date>2026-02-15T14:12:05.651000000</dc:date>
    <meta:editing-duration>PT3M27S</meta:editing-duration>
    <meta:editing-cycles>1</meta:editing-cycles>
    <meta:document-statistic meta:table-count="0" meta:image-count="0" meta:object-count="0" meta:page-count="1" meta:paragraph-count="8" meta:word-count="441" meta:character-count="2847" meta:non-whitespace-character-count="2414"/>
    <meta:generator>LibreOffice/7.3.5.2$Windows_X86_64 LibreOffice_project/184fe81b8c8c30d8b5082578aee2fed2ea847c01</meta:generator>
  </office:meta>
</office:document-meta>
</file>